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ro1" style:family="table-row">
      <style:table-row-properties style:row-height="0.1957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office:value-type="float" office:value="2.73" calcext:value-type="float">
            <text:p>2.73</text:p>
          </table:table-cell>
          <table:table-cell table:formula="of:=CSCH([.A1])" office:value-type="float" office:value="0.130995777176812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CSCH([.A2])" office:value-type="float" office:value="2.43455712160728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3.46" calcext:value-type="float">
            <text:p>3.46</text:p>
          </table:table-cell>
          <table:table-cell table:formula="of:=CSCH([.A3])" office:value-type="float" office:value="0.0629216799561046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7.46" calcext:value-type="float">
            <text:p>7.46</text:p>
          </table:table-cell>
          <table:table-cell table:formula="of:=CSCH([.A4])" office:value-type="float" office:value="0.00115131272449659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formula="of:=CSCH([.A5])" office:value-type="float" office:value="4.12693384369304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SCH([.A6])" office:value-type="float" office:value="0.850918128239321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5.58" calcext:value-type="float">
            <text:p>5.58</text:p>
          </table:table-cell>
          <table:table-cell table:formula="of:=CSCH([.A7])" office:value-type="float" office:value="0.00754523842330844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CSCH([.A8])" office:value-type="float" office:value="2.31236666137019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9.63" calcext:value-type="float">
            <text:p>9.63</text:p>
          </table:table-cell>
          <table:table-cell table:formula="of:=CSCH([.A9])" office:value-type="float" office:value="0.000131454100208754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CSCH([.A10])" office:value-type="float" office:value="0.027142115045034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.67" calcext:value-type="float">
            <text:p>0.67</text:p>
          </table:table-cell>
          <table:table-cell table:formula="of:=CSCH([.A11])" office:value-type="float" office:value="1.38645417633027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1.64" calcext:value-type="float">
            <text:p>1.64</text:p>
          </table:table-cell>
          <table:table-cell table:formula="of:=CSCH([.A12])" office:value-type="float" office:value="0.403129131051441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formula="of:=CSCH([.A13])" office:value-type="float" office:value="11.0961252740145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1.17" calcext:value-type="float">
            <text:p>1.17</text:p>
          </table:table-cell>
          <table:table-cell table:formula="of:=CSCH([.A14])" office:value-type="float" office:value="0.686901479774697" calcext:value-type="float">
            <text:p/>
          </table:table-cell>
          <table:table-cell table:number-columns-repeated="1022"/>
        </table:table-row>
        <table:table-row table:style-name="ro2">
          <table:table-cell office:value-type="float" office:value="5.53" calcext:value-type="float">
            <text:p>5.53</text:p>
          </table:table-cell>
          <table:table-cell table:formula="of:=CSCH([.A15])" office:value-type="float" office:value="0.00793210294278024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SCH([.A16])" office:value-type="float" office:value="0.850918128239321" calcext:value-type="float">
            <text:p/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-asian="微软雅黑" style:font-family-asian="微软雅黑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/00/0000</text:date>, <text:time style:data-style-name="N2" text:time-value="0000-00-00T00:00:02.033930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7T22:03:23.361000000</dc:date>
    <meta:editing-cycles>42</meta:editing-cycles>
    <meta:editing-duration>PT11H39M57S</meta:editing-duration>
    <meta:generator>LibreOfficeDev/4.2.0.0.alpha0$Windows_x86 LibreOffice_project/8e7681325fe1ecb7b914566f31360520b1380a5d</meta:generator>
    <meta:document-statistic meta:table-count="1" meta:cell-count="0" meta:object-count="0"/>
  </office:meta>
</office:document-meta>
</file>